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text:enable-numbering="false" fo:margin-left="3.6cm" fo:margin-right="0cm" fo:text-indent="-0.6cm"/>
      <style:text-properties fo:color="#23ff23" fo:font-size="20pt" fo:font-weight="bold"/>
    </style:style>
    <style:style style:name="P8" style:family="paragraph">
      <style:paragraph-properties fo:margin-left="0.508cm" fo:margin-right="0cm" fo:text-align="start" fo:text-indent="-0.508cm"/>
    </style:style>
    <style:style style:name="P9" style:family="paragraph">
      <style:paragraph-properties text:enable-numbering="false" fo:margin-left="0.889cm" fo:margin-right="0cm" fo:text-align="start" fo:text-indent="-0.635cm"/>
      <style:text-properties fo:font-size="18pt" fo:font-style="italic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5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font-size="18pt" fo:font-style="italic" fo:font-weight="bold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font-style="italic"/>
    </style:style>
    <style:style style:name="T11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namespaces</presentation:footer-decl>
      <presentation:footer-decl presentation:name="ftr2">CMPTxxxx</presentation:footer-decl>
      <presentation:date-time-decl presentation:name="dtd1" presentation:source="fixed">17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0.0-10.7, Py tut §9.0-9.2:<text:line-break/><text:tab/><text:tab/>Namespaces and Scop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7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namespaces</text:p>
          </draw:text-box>
        </draw:frame>
        <draw:frame presentation:style-name="pr5" draw:text-style-name="P3" draw:layer="layout" svg:width="25.199cm" svg:height="14.726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default</text:span> namespace is present as long as the Python interpreter/compiler is active</text:p>
                <text:list>
                  <text:list-item>
                    <text:p text:style-name="P1"><text:span text:style-name="T2">Contains</text:span><text:span text:style-name="T1"> built-in</text:span> names like <text:span text:style-name="T3">abs(), float(), ZeroDivisionError</text:span>, etc.</text:p>
                  </text:list-item>
                </text:list>
              </text:list-item>
              <text:list-item>
                <text:p text:style-name="P1">Each <text:span text:style-name="T1">module</text:span> has a <text:span text:style-name="T1">global</text:span> namespace visible everywhere in that module</text:p>
                <text:list>
                  <text:list-item>
                    <text:p text:style-name="P1">Variables defined in the outermost level of your Python <text:span text:style-name="T1">file</text:span></text:p>
                  </text:list-item>
                </text:list>
              </text:list-item>
              <text:list-item>
                <text:p text:style-name="P1">Each <text:span text:style-name="T1">function</text:span> invocation and <text:span text:style-name="T1">class</text:span> definition also defines a new <text:span text:style-name="T1">local</text:span> namespace</text:p>
                <text:list>
                  <text:list-item>
                    <text:p text:style-name="P1">Can be <text:span text:style-name="T1">nest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of namespaces</text:p>
          </draw:text-box>
        </draw:frame>
        <draw:frame presentation:style-name="pr7" draw:text-style-name="P7" draw:layer="layout" svg:width="13.787cm" svg:height="14.267cm" svg:x="1.4cm" svg:y="4.507cm" presentation:class="outline" presentation:user-transformed="true">
          <draw:text-box>
            <text:p text:style-name="P4"><text:span text:style-name="T4">G1 = 'global'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def factorial(n):</text:span></text:p>
            <text:p text:style-name="P5"><text:span text:style-name="T5">L1 = 'local'</text:span></text:p>
            <text:p text:style-name="P5"><text:span text:style-name="T5">if n == 0 or n == 1:</text:span></text:p>
            <text:p text:style-name="P6"><text:span text:style-name="T5">return 1</text:span></text:p>
            <text:p text:style-name="P5"><text:span text:style-name="T5">return n * factorial(n-1)</text:span></text:p>
          </draw:text-box>
        </draw:frame>
        <draw:rect draw:style-name="gr2" draw:text-style-name="P9" draw:id="id1" draw:layer="layout" svg:width="8.819cm" svg:height="2.434cm" svg:x="17.569cm" svg:y="4.374cm">
          <text:p text:style-name="P8"><text:span text:style-name="T6">File module's global</text:span><text:span text:style-name="T6"><text:line-break/></text:span><text:span text:style-name="T6">namespace (__main__)</text:span></text:p>
        </draw:rect>
        <draw:rect draw:style-name="gr3" draw:text-style-name="P9" draw:id="id3" draw:layer="layout" svg:width="8.464cm" svg:height="2.434cm" svg:x="18.347cm" svg:y="8.749cm">
          <text:p text:style-name="P8"><text:span text:style-name="T6">Local namespace for</text:span><text:span text:style-name="T6"><text:line-break/></text:span><text:span text:style-name="T6">each call to factorial</text:span></text:p>
        </draw:rect>
        <draw:custom-shape draw:style-name="gr4" draw:text-style-name="P10" draw:id="id2" draw:layer="layout" svg:width="13.088cm" svg:height="10.583cm" svg:x="2.329cm" svg:y="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id="id4" draw:layer="layout" svg:width="10.794cm" svg:height="6.245cm" svg:x="4.093cm" svg:y="7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0" draw:layer="layout" draw:type="curve" svg:x1="17.569cm" svg:y1="5.591cm" svg:x2="15.417cm" svg:y2="9.383cm" draw:start-shape="id1" draw:start-glue-point="3" draw:end-shape="id2" draw:end-glue-point="1" svg:d="m17569 5591c-1575 0-499 3792-2152 3792">
          <text:p/>
        </draw:connector>
        <draw:connector draw:style-name="gr5" draw:text-style-name="P10" draw:layer="layout" draw:type="curve" svg:x1="18.347cm" svg:y1="9.966cm" svg:x2="14.887cm" svg:y2="11.058cm" draw:start-shape="id3" draw:start-glue-point="3" draw:end-shape="id4" svg:d="m18347 9966c-2556 0-826 1092-3460 1092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ope</text:p>
          </draw:text-box>
        </draw:frame>
        <draw:frame presentation:style-name="pr5" draw:text-style-name="P3" draw:layer="layout" svg:width="25.199cm" svg:height="15.229cm" svg:x="1.4cm" svg:y="4.507cm" presentation:class="outline" presentation:user-transformed="true">
          <draw:text-box>
            <text:list text:style-name="L2">
              <text:list-item>
                <text:p text:style-name="P1">“A <text:span text:style-name="T1">scope</text:span> is a <text:span text:style-name="T1">textual</text:span> region of a Python program where a namespace is <text:span text:style-name="T1">directly</text:span> <text:span text:style-name="T1">accessible</text:span>.”</text:p>
                <text:list>
                  <text:list-item>
                    <text:p text:style-name="P1">Can access without using <text:span text:style-name="T1">module</text:span> name</text:p>
                    <text:list>
                      <text:list-item>
                        <text:p text:style-name="P1">e.g., <text:span text:style-name="T3">pi</text:span> rather than <text:span text:style-name="T3">math.pi</text:span></text:p>
                      </text:list-item>
                    </text:list>
                  </text:list-item>
                </text:list>
              </text:list-item>
              <text:list-item>
                <text:p text:style-name="P1">Scope deals with the <text:span text:style-name="T1">order</text:span> in which namespaces are searched to <text:span text:style-name="T1">resolve</text:span> a name</text:p>
                <text:list>
                  <text:list-item>
                    <text:p text:style-name="P1">First search <text:span text:style-name="T1">local</text:span> scope</text:p>
                  </text:list-item>
                  <text:list-item>
                    <text:p text:style-name="P1">Then search <text:span text:style-name="T1">enclosing</text:span> functions/classes</text:p>
                  </text:list-item>
                  <text:list-item>
                    <text:p text:style-name="P1">Then search <text:span text:style-name="T1">global</text:span> scope for that file/module</text:p>
                  </text:list-item>
                  <text:list-item>
                    <text:p text:style-name="P1">Then search <text:span text:style-name="T1">built-in</text:span> nam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New names add to local scop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New names are <text:span text:style-name="T1">created</text:span> by:</text:p>
                <text:list>
                  <text:list-item>
                    <text:p text:style-name="P1"><text:span text:style-name="T1">Assignment</text:span>: <text:span text:style-name="T3">x = 5</text:span></text:p>
                  </text:list-item>
                  <text:list-item>
                    <text:p text:style-name="P1"><text:span text:style-name="T1">Function</text:span> definitions: <text:span text:style-name="T3">def factorial(n):</text:span></text:p>
                  </text:list-item>
                  <text:list-item>
                    <text:p text:style-name="P1"><text:span text:style-name="T1">Class</text:span> definitions: <text:span text:style-name="T3">class Fraction:</text:span></text:p>
                  </text:list-item>
                  <text:list-item>
                    <text:p text:style-name="P1"><text:span text:style-name="T1">Imports</text:span>: <text:span text:style-name="T3">from math import *</text:span></text:p>
                  </text:list-item>
                </text:list>
              </text:list-item>
              <text:list-item>
                <text:p text:style-name="P1"><text:span text:style-name="T1">New</text:span> names always add to the <text:span text:style-name="T1">local</text:span> scope</text:p>
              </text:list-item>
            </text:list>
            <text:p text:style-name="P4"><text:span text:style-name="T7">def distance(x1, y1, x2, y2):</text:span></text:p>
            <text:p text:style-name="P5"><text:span text:style-name="T8">from math import sqrt</text:span></text:p>
            <text:p text:style-name="P5"><text:span text:style-name="T8">return sqrt((x2-x1)**2 + (y2-y1)**2)</text:span></text:p>
            <text:p text:style-name="P4"><text:span text:style-name="T7">sqr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# not defined here!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<text:span text:style-name="T10">global</text:span> directiv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Names outside the <text:span text:style-name="T1">local</text:span> scope are <text:span text:style-name="T1">read-only</text:span></text:p>
                <text:list>
                  <text:list-item>
                    <text:p text:style-name="P1">Attempts to <text:span text:style-name="T1">modify</text:span> them result in creating a new <text:span text:style-name="T1">local copy</text:span></text:p>
                  </text:list-item>
                </text:list>
              </text:list-item>
            </text:list>
            <text:p text:style-name="P4"><text:span text:style-name="T7">G1 = 'global'</text:span></text:p>
            <text:p text:style-name="P4"><text:span text:style-name="T7">def fun():</text:span></text:p>
            <text:p text:style-name="P5"><text:span text:style-name="T8">G1 = 'local'</text:span><text:span text:style-name="T8"><text:tab/></text:span><text:span text:style-name="T8"><text:tab/></text:span><text:span text:style-name="T11"># creates local copy of G1</text:span></text:p>
            <text:p text:style-name="P4"><text:span text:style-name="T7">fun()</text:span></text:p>
            <text:p text:style-name="P4"><text:span text:style-name="T7">G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# G1 is unchanged</text:span></text:p>
            <text:list text:continue-numbering="true" text:style-name="L2">
              <text:list-item>
                <text:p text:style-name="P1">The <text:span text:style-name="T3">global</text:span> directive says that references to those names refer to the file/module's <text:span text:style-name="T1">global</text:span> scop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acktracking: recursion appl.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Knight's tour</text:span> classic chess problem:</text:p>
                <text:list>
                  <text:list-item>
                    <text:p text:style-name="P1">Find a sequence of legal <text:span text:style-name="T1">knight</text:span> moves that touches <text:span text:style-name="T1">every square</text:span> of the board once</text:p>
                    <text:list>
                      <text:list-item>
                        <text:p text:style-name="P1">Input: <text:span text:style-name="T1">size</text:span> of board, <text:span text:style-name="T1">starting</text:span> position</text:p>
                      </text:list-item>
                      <text:list-item>
                        <text:p text:style-name="P1">Output: sequence of board <text:span text:style-name="T1">coordinates</text:span> (x,y)</text:p>
                      </text:list-item>
                    </text:list>
                  </text:list-item>
                </text:list>
              </text:list-item>
              <text:list-item>
                <text:p text:style-name="P11">Algorithm:</text:p>
                <text:list>
                  <text:list-item>
                    <text:p text:style-name="P11">Find <text:span text:style-name="T1">possible</text:span> moves from current position</text:p>
                    <text:list>
                      <text:list-item>
                        <text:p text:style-name="P11">Omit squares we've already <text:span text:style-name="T1">touched</text:span></text:p>
                      </text:list-item>
                    </text:list>
                  </text:list-item>
                  <text:list-item>
                    <text:p text:style-name="P11">For each move, take the move and <text:span text:style-name="T1">recurse</text:span></text:p>
                  </text:list-item>
                  <text:list-item>
                    <text:p text:style-name="P11">If no possible moves, <text:span text:style-name="T1">return</text:span> (backtrack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17T14:20:57</dc:date>
    <meta:editing-cycles>51</meta:editing-cycles>
    <meta:editing-duration>PT22H03M27S</meta:editing-duration>
    <meta:document-statistic meta:object-count="191"/>
    <meta:user-defined meta:name="Info 1"/>
    <meta:user-defined meta:name="Info 2"/>
    <meta:user-defined meta:name="Info 3"/>
    <meta:user-defined meta:name="Info 4"/>
  </office:meta>
</office:document-meta>
</file>